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a4e" officeooo:paragraph-rsid="001a8a4e"/>
    </style:style>
    <style:style style:name="P2" style:family="paragraph" style:parent-style-name="Standard" style:list-style-name="L2">
      <style:paragraph-properties fo:text-align="justify" style:justify-single-word="false"/>
      <style:text-properties officeooo:rsid="001a8a4e" officeooo:paragraph-rsid="001a8a4e"/>
    </style:style>
    <style:style style:name="P3" style:family="paragraph" style:parent-style-name="Standard">
      <style:text-properties officeooo:rsid="001a8a4e" officeooo:paragraph-rsid="001ed993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officeooo:rsid="001a8a4e" officeooo:paragraph-rsid="001a8a4e" style:font-size-asian="32pt" style:font-weight-asian="bold" style:font-size-complex="32pt" style:font-weight-complex="bold"/>
    </style:style>
    <style:style style:name="P5" style:family="paragraph" style:parent-style-name="Standard">
      <style:text-properties fo:font-size="14pt" fo:font-weight="bold" officeooo:rsid="001a8a4e" officeooo:paragraph-rsid="001a8a4e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a8a4e" officeooo:paragraph-rsid="001ed993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6pt" fo:font-weight="bold" officeooo:rsid="001a8a4e" officeooo:paragraph-rsid="001a8a4e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1ed993" officeooo:paragraph-rsid="001ed993"/>
    </style:style>
    <style:style style:name="P9" style:family="paragraph" style:parent-style-name="Standard">
      <style:text-properties fo:font-size="12pt" fo:font-weight="normal" officeooo:rsid="001ed993" officeooo:paragraph-rsid="001ed993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f5434" officeooo:paragraph-rsid="001f5434" style:font-size-asian="10.5pt" style:font-weight-asian="normal" style:font-size-complex="12pt" style:font-weight-complex="normal"/>
    </style:style>
    <style:style style:name="T1" style:family="text">
      <style:text-properties officeooo:rsid="001ce328"/>
    </style:style>
    <style:style style:name="T2" style:family="text">
      <style:text-properties fo:font-size="12pt" fo:font-weight="normal" officeooo:rsid="001ed993" style:font-size-asian="12pt" style:font-weight-asian="normal" style:font-size-complex="12pt" style:font-weight-complex="normal"/>
    </style:style>
    <style:style style:name="T3" style:family="text">
      <style:text-properties officeooo:rsid="001f54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2</text:p>
      <text:p text:style-name="P4">NAME:-Anand Sharma (MT19059)</text:p>
      <text:p text:style-name="P4">READ ME FILE</text:p>
      <text:p text:style-name="P4"/>
      <text:p text:style-name="P7">• Question 1</text:p>
      <text:p text:style-name="P5"/>
      <text:p text:style-name="P5">PREPROCESSING:-</text:p>
      <text:p text:style-name="P5"/>
      <text:list xml:id="list4123538965" text:style-name="L2">
        <text:list-header>
          <text:p text:style-name="P2">1.converted query and tokens of document to lower case</text:p>
          <text:p text:style-name="P2">2.used RegexTokenizer to tokenize both query and</text:p>
          <text:p text:style-name="P2">tokens of document which will convert it to tokens</text:p>
          <text:p text:style-name="P2">and remove extra things from it</text:p>
          <text:p text:style-name="P2">3.Used lemmatization and converted similiar words to</text:p>
          <text:p text:style-name="P2">same tokens in both query and document tokens</text:p>
          <text:p text:style-name="P2">4.<text:span text:style-name="T1">Removed stopwords from the given text</text:span></text:p>
          <text:p text:style-name="P2"/>
        </text:list-header>
      </text:list>
      <text:p text:style-name="P5">Assumptions :-</text:p>
      <text:p text:style-name="P1">1.not converted numbers words to numbers</text:p>
      <text:p text:style-name="P8">2. as given in question all things are assumed</text:p>
      <text:p text:style-name="P5">Methodology:-</text:p>
      <text:p text:style-name="P9">A proper data structure is created in which 2 lists are created for each term which is high list and low list . These list are created based on tf score based on terms . First r documents are taken in high list and remaining docs as low list .Then high and low list are sorted based on g(d) score . </text:p>
      <text:p text:style-name="P9">When a query is processed <text:span text:style-name="T3">all terms retrieved document are taken as union and then sorted according to net score which includes g(d)+cosine </text:span></text:p>
      <text:p text:style-name="P10">if terms are not matched in high list then low list are traversed for terms </text:p>
      <text:p text:style-name="P1"/>
      <text:p text:style-name="P5">Question 2:-</text:p>
      <text:p text:style-name="P5"/>
      <text:p text:style-name="P5">PREPROCESSING:-<text:span text:style-name="T2">Taken data from link provided <text:s/>and nothing preprocessing steps are applied . </text:span></text:p>
      <text:p text:style-name="P6">Assumptions :-</text:p>
      <text:p text:style-name="P8">Only 75 column is taken for calculation purpose and 1 column as relevance score</text:p>
      <text:p text:style-name="P6">Methodology:-</text:p>
      <text:p text:style-name="P10"><text:s/>On the given dataset 1 column is relevance It is then used and sorted <text:s/>.</text:p>
      <text:p text:style-name="P10">Then DCG is calculated based on formula <text:s/>g(D)/(2^(pos-1)-1)</text:p>
      <text:p text:style-name="P10">IDCG is calculated </text:p>
      <text:p text:style-name="P10">then nDCG is calculted first on 50 rows and then on whole datstet</text:p>
      <text:p text:style-name="P10">Precision and Recall are calculated and ploted the graph between them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0:13:00.941794122</meta:creation-date>
    <dc:date>2020-03-11T13:19:07.062312993</dc:date>
    <meta:editing-duration>PT6M59S</meta:editing-duration>
    <meta:editing-cycles>3</meta:editing-cycles>
    <meta:generator>LibreOffice/6.2.7.1$Linux_X86_64 LibreOffice_project/20$Build-1</meta:generator>
    <meta:document-statistic meta:table-count="0" meta:image-count="0" meta:object-count="0" meta:page-count="1" meta:paragraph-count="29" meta:word-count="262" meta:character-count="1521" meta:non-whitespace-character-count="1279"/>
  </office:meta>
</office:document-meta>
</file>